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fo:language="en" fo:country="GB"/>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paragraph-rsid="001833ec"/>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officeooo:rsid="00221aa3" officeooo:paragraph-rsid="00221aa3" style:font-weight-asian="bold" style:font-weight-complex="bold"/>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1f655a" officeooo:paragraph-rsid="001f655a"/>
    </style:style>
    <style:style style:name="P9"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paragraph-rsid="00273cb8"/>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03684" officeooo:paragraph-rsid="00303684"/>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530b81" officeooo:paragraph-rsid="00530b81"/>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30b81" officeooo:paragraph-rsid="00530b81" style:font-weight-asian="bold" style:font-weight-complex="bold"/>
    </style:style>
    <style:style style:name="P19" style:family="paragraph" style:parent-style-name="Text_20_body">
      <style:text-properties fo:language="en" fo:country="GB" officeooo:rsid="0048334c" officeooo:paragraph-rsid="004c1a51"/>
    </style:style>
    <style:style style:name="P20" style:family="paragraph" style:parent-style-name="Text_20_body">
      <style:text-properties fo:language="en" fo:country="GB" officeooo:rsid="004b1361" officeooo:paragraph-rsid="004c1a51"/>
    </style:style>
    <style:style style:name="P21" style:family="paragraph" style:parent-style-name="Text_20_body">
      <style:text-properties style:font-name="englis" fo:language="en" fo:country="GB" officeooo:rsid="003e8c6a" officeooo:paragraph-rsid="003e8c6a"/>
    </style:style>
    <style:style style:name="P22" style:family="paragraph" style:parent-style-name="Text_20_body">
      <style:text-properties style:font-name="englis" fo:language="en" fo:country="GB" officeooo:rsid="00417a8d" officeooo:paragraph-rsid="004223d6"/>
    </style:style>
    <style:style style:name="P23" style:family="paragraph" style:parent-style-name="Text_20_body">
      <style:text-properties style:font-name="englis" fo:language="en" fo:country="GB" officeooo:rsid="00465fa5" officeooo:paragraph-rsid="00465fa5"/>
    </style:style>
    <style:style style:name="P24" style:family="paragraph" style:parent-style-name="Text_20_body">
      <style:text-properties style:font-name="englis" fo:language="en" fo:country="GB" fo:font-weight="bold" officeooo:rsid="00465fa5" officeooo:paragraph-rsid="00465fa5" style:font-weight-asian="bold" style:font-weight-complex="bold"/>
    </style:style>
    <style:style style:name="P25" style:family="paragraph" style:parent-style-name="Text_20_body">
      <style:text-properties style:font-name="englis" fo:language="en" fo:country="GB" officeooo:rsid="004f9084" officeooo:paragraph-rsid="004f9084"/>
    </style:style>
    <style:style style:name="P26" style:family="paragraph" style:parent-style-name="Heading_20_1">
      <style:text-properties fo:language="en" fo:country="GB"/>
    </style:style>
    <style:style style:name="P27" style:family="paragraph" style:parent-style-name="Heading_20_1">
      <style:paragraph-properties fo:margin-left="0in" fo:margin-right="0in" fo:margin-top="0.1in" fo:margin-bottom="0in" loext:contextual-spacing="false" fo:text-indent="0in" style:auto-text-indent="false"/>
      <style:text-properties style:font-name="englis" fo:language="en" fo:country="GB"/>
    </style:style>
    <style:style style:name="P28" style:family="paragraph" style:parent-style-name="Heading_20_1">
      <style:paragraph-properties fo:break-before="page"/>
      <style:text-properties style:font-name="englis" fo:language="en" fo:country="GB" officeooo:paragraph-rsid="00273cb8"/>
    </style:style>
    <style:style style:name="P29" style:family="paragraph" style:parent-style-name="Heading_20_3">
      <style:text-properties fo:language="en" fo:country="GB"/>
    </style:style>
    <style:style style:name="P30" style:family="paragraph" style:parent-style-name="Heading_20_2">
      <style:text-properties style:font-name="englis" fo:language="en" fo:country="GB"/>
    </style:style>
    <style:style style:name="P31" style:family="paragraph" style:parent-style-name="Heading_20_2">
      <style:text-properties fo:language="en" fo:country="GB"/>
    </style:style>
    <style:style style:name="P32" style:family="paragraph" style:parent-style-name="Heading_20_4">
      <style:text-properties fo:language="en" fo:country="GB"/>
    </style:style>
    <style:style style:name="P3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officeooo:rsid="001d78c0"/>
    </style:style>
    <style:style style:name="T14" style:family="text">
      <style:text-properties officeooo:rsid="0033b079" fo:background-color="transparent" loext:char-shading-value="0"/>
    </style:style>
    <style:style style:name="T15" style:family="text">
      <style:text-properties fo:background-color="transparent" loext:char-shading-value="0"/>
    </style:style>
    <style:style style:name="T16" style:family="text">
      <style:text-properties officeooo:rsid="0035959e"/>
    </style:style>
    <style:style style:name="T17" style:family="text">
      <style:text-properties officeooo:rsid="003633fe"/>
    </style:style>
    <style:style style:name="T18" style:family="text">
      <style:text-properties officeooo:rsid="0038029e"/>
    </style:style>
    <style:style style:name="T19" style:family="text">
      <style:text-properties officeooo:rsid="00382b04"/>
    </style:style>
    <style:style style:name="T20" style:family="text">
      <style:text-properties officeooo:rsid="003c9404"/>
    </style:style>
    <style:style style:name="T21" style:family="text">
      <style:text-properties officeooo:rsid="003f6047"/>
    </style:style>
    <style:style style:name="T22" style:family="text">
      <style:text-properties officeooo:rsid="004088b2"/>
    </style:style>
    <style:style style:name="T23" style:family="text">
      <style:text-properties officeooo:rsid="004330f7"/>
    </style:style>
    <style:style style:name="T24" style:family="text">
      <style:text-properties officeooo:rsid="00465fa5"/>
    </style:style>
    <style:style style:name="T25" style:family="text">
      <style:text-properties officeooo:rsid="00491c3f"/>
    </style:style>
    <style:style style:name="T26" style:family="text">
      <style:text-properties officeooo:rsid="004c1a51"/>
    </style:style>
    <style:style style:name="T27" style:family="text">
      <style:text-properties officeooo:rsid="004d920f"/>
    </style:style>
    <style:style style:name="T28" style:family="text">
      <style:text-properties officeooo:rsid="005069d1"/>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Regulons</text:h>
      <text:h text:style-name="P30" text:outline-level="2">Based on gene selection and networks <text:note text:id="ftn1" text:note-class="footnote"><text:note-citation>1</text:note-citation><text:note-body><text:p text:style-name="P3"><text:s/>Workflow was performed on the old data (expression data with mitochondrial genes). </text:p></text:note-body></text:note></text:h>
      <text:p text:style-name="P5">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5">2.) Data of genes selected in the first step was preprocessed to be apropriate for clustering and tSNE in Orange. I used the same transformation and scaling as for the first step. </text:p>
      <text:p text:style-name="P5">Scaling is needed in both steps so that genes with similar profile shape are detected as similar regardless of the expression strength. <text:s/></text:p>
      <text:p text:style-name="P5"/>
      <text:h text:style-name="P29" text:outline-level="3">Regulons</text:h>
      <text:p text:style-name="P5"><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5"/>
      <text:h text:style-name="P29" text:outline-level="3">Inverse regulons</text:h>
      <text:p text:style-name="P5"><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ext:soft-page-break/>thresholds. They can be used to obtain smaller or larger netwroks, as described for Regulons_inverse.ows. </text:p>
      <text:p text:style-name="P5"><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5"><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6"/>
      <text:p text:style-name="P6">Workflows</text:p>
      <text:p text:style-name="P6"/>
      <text:p text:style-name="P4">Regulon_extraction.ows: </text:p>
      <text:p text:style-name="P4"><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4"><text:s text:c="3"/>Uses files:</text:p>
      <text:p text:style-name="P4">--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4">-- genes_averaged_orange.tsv (File1 widget input): RPKUM averaged across each strain. Used to plot expression profiles. </text:p>
      <text:p text:style-name="P4"><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text:soft-page-break/>kNN2_thresholdX_m0s1log_Orange.tsv that contains selected gene names. It must be processed with Preprocessing_RPKUM.ows to obtain other files described above. <text:s/></text:p>
      <text:p text:style-name="P4"/>
      <text:p text:style-name="P4">Regulons_inverse.ows: </text:p>
      <text:p text:style-name="P4"><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4"><text:s text:c="3"/>Uses files:</text:p>
      <text:p text:style-name="P4">-- *.net (Network file widget input): A network with edges representing opposite profile similarity between two genes (nodes). Consturction of netwroks is described below. </text:p>
      <text:p text:style-name="P4">-- matching file with ...inverse...RPKUM+pattern notation (File widget input): As described for Regulon_extraction.ows file of type RPKUM+pattern. Matches .net file in the prefix.</text:p>
      <text:p text:style-name="P4">-- genes_averaged_orange.tsv (File1 widget input): As described for Regulon_extraction.ows.</text:p>
      <text:p text:style-name="P4"><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4"/>
      <text:p text:style-name="P4">Preprocessing_RPKUM.ows: </text:p>
      <text:p text:style-name="P4"><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4"><text:s text:c="3"/>Uses files:</text:p>
      <text:p text:style-name="P4">-- gene_patterns_orange.tsv (File1 widget input): Characteristics of gene expression patterns in AX4, as described above for this part of kNN2_threshold0.95_RPKUM+pattern_m0s1log_Orange.tab file.</text:p>
      <text:p text:style-name="P4">-- File produced by Python Script in Regulon_extraction.ows (e.g. knn2_threshold0.95_m0s1log_Orange.tsv) or in Regulons_inverse.ows (name contains word 'nodes') (File widget input): Names of genes for which expression data and expression patterns data will be extracted. </text:p>
      <text:p text:style-name="P4"><text:soft-page-break/>-- mergedGenes_RPKUM.tsv (File2 widget input): RPKUM expression data for all samples.</text:p>
      <text:p text:style-name="P4"/>
      <text:p text:style-name="P4">File prefix notation for regulons data files: </text:p>
      <text:p text:style-name="P4">- kNN: N of neighbours that was initially calculated for each gene</text:p>
      <text:p text:style-name="P4">- threshold (also 'T'): only gene pairs (neighbours/edges) with similarity equal or greater than threshold were retained</text:p>
      <text:p text:style-name="P4">- minPresentReplicates (also 'min') (when calculations were done for each replicate separately): edges above specified similarity threshold were present in at least that many replicates</text:p>
      <text:p text:style-name="P4">-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4">- inverse: gene pairs with most similar <text:span text:style-name="T17">opposite</text:span>/inverse profiles were sought</text:p>
      <text:p text:style-name="P4"/>
      <text:h text:style-name="P30" text:outline-level="2">Groups of genes with similarity above a threshold <text:note text:id="ftn2" text:note-class="footnote"><text:note-citation>2</text:note-citation><text:note-body><text:p text:style-name="P3"><text:s/>Workflow was performed on the old data (expression data with mitochondrial genes). </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19">a</text:span> certain threshold. </text:p>
      <text:p text:style-name="P12"><text:span text:style-name="T20">Gene neighbours were calculated with cosine similarities based on vector of all <text:s/>measurements, log2 transformed and scaled to mean 0 and std 1. G</text:span>enes that have multiple close <text:span text:style-name="T17">neighbours</text:span> (e. <office:annotation office:name="__Annotation__2_1418750864"><dc:creator>Unknown Author</dc:creator><dc:date>2020-01-29T13:34:33.557981449</dc:date><text:p text:style-name="P33"><text:span text:style-name="T29">Parameter selection in https://github.com/biolab/baylor-dicty/blob/master/networks/hub_genes_params.ipynb</text:span></text:p></office:annotation>g. 5 with similarity at le<office:annotation-end office:name="__Annotation__2_1418750864"/>ast 0.96) were selected as ‘hub genes’. <text:span text:style-name="T20"><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ext:span><text:soft-page-break/><text:span text:style-name="T20">the two that were to be merged). This protocol is implemented in http://localhost:8888/notebooks/networks/hub_genes_neighbourhoods.ipynb.</text:span></text:p>
      <text:p text:style-name="P13">However, most of the <text:span text:style-name="T17">neighbourhoods</text:span> were largely overlapping or similar to the <text:span text:style-name="T17">neighbouring</text:span> neighbo<text:span text:style-name="T17">u</text:span>rhoods. <text:s/>Furthermore, despite using high similarity threshold the gene groups that were co-expressed only in a subset of strains were present <text:span text:style-name="T19">among</text:span> neighbo<text:span text:style-name="T17">u</text:span>rhoods. </text:p>
      <text:p text:style-name="P16">The Orange workflow is in Gene_groups_min_similarity.ows. </text:p>
      <text:h text:style-name="P30" text:outline-level="2">Clustering of selected genes from individual strains <text:note text:id="ftn3" text:note-class="footnote"><text:note-citation>3</text:note-citation><text:note-body><text:p text:style-name="P2"><text:s/><text:span text:style-name="T3">Workflow was performed on the old data (expression data with mitochondrial genes). </text:span></text:p></text:note-body></text:note></text:h>
      <text:p text:style-name="P8">This workflow extracted regulons within individual strains to find regulons present in all strains. For each strain potential regulon genes were selected. <text:span text:style-name="T20">Data of each strain consisted of all its measurement from all its replicates, log2 transformed and scaled to mean 0 and std1.</text:span> This used a naive approach where for each strain N <text:s/>genes (e.g . 1000 or 500) with highest average <text:span text:style-name="T20">cosine </text:span>similarity to the closest 5 neighbo<text:span text:style-name="T17">u</text:span>rs (actually 6 as the closest neighbo<text:span text:style-name="T17">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19">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7">Workflow</text:p>
      <text:p text:style-name="P9">Based on this data Orange workflow named Strain_clusters.ows was created. 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34"><text:span text:style-name="T29">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ext:soft-page-break/>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30" text:outline-level="2">Co<text:span text:style-name="T2">unt of strains where a gene pair is co-expressed</text:span></text:h>
      <text:p text:style-name="P14"><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5">The below described steps were done for each strain separately. For each gene 300 closest neighbo<text:span text:style-name="T17">u</text:span>rs based on cosine similarity of log2 <text:span text:style-name="T15">tra</text:span><text:span text:style-name="T14">nsformed and </text:span><text:span text:style-name="T15"><text:s/></text:span><text:span text:style-name="T14">mean 0 and std 1 scaled data </text:span>were obtained. <text:span text:style-name="T16">From these neighbours only those that had similarity at strain specific threshold or higher were retained (see </text:span><text:span text:style-name="T10">By strain similarity threshold</text:span><text:span text:style-name="T16">).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ext:span></text:p>
      <text:p text:style-name="P18">Workflow</text:p>
      <text:p text:style-name="P17">Regulons_by_strain.ows</text:p>
      <text:p text:style-name="P15"/>
      <text:p text:style-name="P15"/>
      <text:p text:style-name="P14"/>
      <text:h text:style-name="P28" text:outline-level="1">Selection of potential regulon genes</text:h>
      <text:h text:style-name="P30" text:outline-level="2">Selection of genes for comparison of potential regulon genes obtained in strain and on vector of all <text:span text:style-name="T13">measurements</text:span> ('all') </text:h>
      <text:p text:style-name="P1">Before, we selected genes to use in Orange clustering/t-SNE if they had at least one close <text:span text:style-name="T17">neighbour</text:span> (with cosine similarity being equal or greater than a threshold). The cosine <text:span text:style-name="T13">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3">latter</text:span> find patterns conserved between strains/replicates. However, we decided on the last meeting not to go in this direction - e.g. to rather analyse data as before, on <text:s/>the whole concatenated <text:span text:style-name="T13">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8">Additionally</text:span>, having a minimal regulon threshold size above <text:span text:style-name="T18">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text:span text:style-name="T18">groups</text:span>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text:soft-page-break/>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 text:style-name="T18">replicates</text:span> clustering could show if any of the replicates of a strain do not occur where we would expect them. However, a <text:span text:style-name="T18">better</text:span> method to look at this would be a PC1 vs time or another dimension reduction method.</text:p>
      <text:p text:style-name="P1"/>
      <text:h text:style-name="P30" text:outline-level="2">Selection of genes for comparison between strains</text:h>
      <text:p text:style-name="P21"><text:span text:style-name="T21">It was hypothesised that genes that are involved in metabolism of a strain will have some co-expressed genes, due to being part of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2">(see </text:span><text:span text:style-name="T11">By strain similarity threshold</text:span><text:span text:style-name="T22">)</text:span>. </text:p>
      <text:p text:style-name="P22">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were retained. </text:p>
      <text:p text:style-name="P22">The similarit<text:span text:style-name="T24">ies</text:span> of gene groups across strains were compared with hierarchical clustering. The distance was based on p value of hypergeometric test <text:span text:style-name="T23">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23">https://www.gungorbudak.com/blog/2016/05/25/computing-significance-of-overlap/</text:span></text:a><text:span text:style-name="T23"> ). The clustering is in </text:span><text:a xlink:type="simple" xlink:href="https://github.com/biolab/baylor-dicty/blob/master/networks/selected_genes.ipynb" text:style-name="Internet_20_link" text:visited-style-name="Visited_20_Internet_20_Link"><text:span text:style-name="T23">https://github.com/biolab/baylor-dicty/blob/master/networks/selected_genes.ipynb</text:span></text:a><text:span text:style-name="T23"> under </text:span><text:span text:style-name="T12">Selected genes based on similarity</text:span><text:span text:style-name="T23">. </text:span></text:p>
      <text:p text:style-name="P24">Workflow</text:p>
      <text:p text:style-name="P23">The workflow Selected_genes_strain.ows is currently in development. The idea was to Select genes by requiring that they were selected in some groups of strains but not others. (E. g. never selected in ag- and selected in almost all strains from other groups.) </text:p>
      <text:h text:style-name="P30" text:outline-level="2"><text:soft-page-break/>Selection of genes DE in time</text:h>
      <text:h text:style-name="P26" text:outline-level="1">Parameter selection</text:h>
      <text:h text:style-name="P31" text:outline-level="2">Pre-processing</text:h>
      <text:h text:style-name="P29" text:outline-level="3">For similarity calculations</text:h>
      <text:h text:style-name="P29" text:outline-level="3">For visualisations</text:h>
      <text:p text:style-name="P19">In contrast to other protocols the data for expression profile visualisation in Orange is based on expression data averaged across replicates for individual strain (in Line Plot and Heatmap, not in t-SNE or for clustering). <text:span text:style-name="T26">The data is in genes_averaged_orange.tsv and <text:s/>genes_averaged_orange_AX4groups.tsv (besides strains also has averages for 3 AX4 groups). </text:span></text:p>
      <text:p text:style-name="P19">Data was initially scaled for each strain separately (e. g. after strain selection). However, the use of [0,1] or mean 0 and std 1 scaling <text:s/>removes the information about expression strength and can result in consistently expressed genes seem to be more variable through time than they really are. The data was first scaled based on max expression in AX4: <text:span text:style-name="T25">Git =(Git-max(Giwt))/max(Giwt) , where Gi is a gene, Git is a measurement for that gene, and max(Giwt) is maximal expression of Gi in AX4 or 1 if max(Giwt) is 0. Deduction of mean results in Gi being below zero when Gi&lt;max(Giwt), so that Orange heatmap can be centred at 0. In genes_averaged_orange_maxScaledToAX4.tsv. Instead of this a logFC could be used Git=log(Git/max(Giwt)). <text:s/></text:span>However, this does not produce good results <text:span text:style-name="T25">when gene is <text:s/>not expressed in AX4 and in the first case also when the gene is more highly expressed in another strain. </text:span></text:p>
      <text:p text:style-name="P20">Therefore instead of max(Giwt) the percentile99th(Gi) was used. Max was not used so that high outliers do not make all other values indistinguishable. The values above 0 can then be clipped (a bit above 0) so that heatmap scale is not shifted due to outliers. <text:span text:style-name="T27">In genes_averaged_orange_scale99percentile.tsv. </text:span></text:p>
      <text:h text:style-name="P31" text:outline-level="2">Similarity threshold </text:h>
      <text:h text:style-name="P32" text:outline-level="4">Whole vector similarity threshold</text:h>
      <text:h text:style-name="P32" text:outline-level="4">By strain similarity <text:span text:style-name="T16">threshold</text:span></text:h>
      <text:p text:style-name="P25">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5">In each strain the closest neighbour for each gene, which is not itself, was calculated. This produced list of similarities to the closest neighbours in each strain. This distribution was plotted in <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 . <text:span text:style-name="T28">It was hypothesized that the bulk of genes that have high </text:span><text:soft-page-break/><text:span text:style-name="T28">similarities to the closet neighbour</text:span> <text:span text:style-name="T28">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1-30T16:44:00.486289453</dc:date>
    <meta:editing-duration>PT3H7M26S</meta:editing-duration>
    <meta:editing-cycles>26</meta:editing-cycles>
    <meta:generator>LibreOffice/6.0.7.3$Linux_X86_64 LibreOffice_project/00m0$Build-3</meta:generator>
    <meta:document-statistic meta:table-count="0" meta:image-count="0" meta:object-count="0" meta:page-count="10" meta:paragraph-count="80" meta:word-count="3776" meta:character-count="24530" meta:non-whitespace-character-count="20752"/>
  </office:meta>
</office:document-meta>
</file>